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7299in" style:rel-column-width="44748*"/>
    </style:style>
    <style:style style:name="Table1.B" style:family="table-column">
      <style:table-column-properties style:column-width="2.1972in" style:rel-column-width="2078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O Menu test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Test</text:p>
          </table:table-cell>
          <table:table-cell table:style-name="Table1.B1" office:value-type="string">
            <text:p text:style-name="Table_20_Heading">Status</text:p>
          </table:table-cell>
        </table:table-row>
        <table:table-row>
          <table:table-cell table:style-name="Table1.A2" office:value-type="string">
            <text:p text:style-name="Table_20_Contents">Open document</text:p>
          </table:table-cell>
          <table:table-cell table:style-name="Table1.B2" office:value-type="string">
            <text:p text:style-name="Table_20_Contents">OK</text:p>
          </table:table-cell>
        </table:table-row>
        <table:table-row>
          <table:table-cell table:style-name="Table1.A2" office:value-type="string">
            <text:p text:style-name="Table_20_Contents">Save document</text:p>
          </table:table-cell>
          <table:table-cell table:style-name="Table1.B2" office:value-type="string">
            <text:p text:style-name="Table_20_Contents">OK</text:p>
          </table:table-cell>
        </table:table-row>
        <table:table-row>
          <table:table-cell table:style-name="Table1.A2" office:value-type="string">
            <text:p text:style-name="Table_20_Contents">Save document 2<text:span text:style-name="T1">nd</text:span> time</text:p>
          </table:table-cell>
          <table:table-cell table:style-name="Table1.B2" office:value-type="string">
            <text:p text:style-name="Table_20_Contents">OK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pen documen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ve document A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ve document 2<text:span text:style-name="T1">nd</text:span> tim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pen 1<text:span text:style-name="T1">st</text:span> documen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pen 2<text:span text:style-name="T1">nd</text:span> document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ve 1<text:span text:style-name="T1">st</text:span> documen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ve 2<text:span text:style-name="T1">nd</text:span> documen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pen 1<text:span text:style-name="T1">st</text:span> documen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pen 2<text:span text:style-name="T1">nd</text:span> document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ve 1<text:span text:style-name="T1">st</text:span> document A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ve 2<text:span text:style-name="T1">nd</text:span> documen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ve 1<text:span text:style-name="T1">st</text:span> documen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3-30T14:55:42</meta:creation-date>
    <dc:date>2008-03-30T15:00:12</dc:date>
    <dc:language>en-US</dc:language>
    <meta:editing-cycles>5</meta:editing-cycles>
    <meta:editing-duration>PT3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1" meta:word-count="53" meta:character-count="286"/>
  </office:meta>
</office:document-meta>
</file>